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a Krew</text:span><text:span text:style-name="T1"><text:line-break/></text:span><text:span text:style-name="T1">z grzechu obmywa nas,</text:span><text:span text:style-name="T1"><text:line-break/></text:span><text:span text:style-name="T1">Ta Krew</text:span><text:span text:style-name="T1"><text:line-break/></text:span><text:span text:style-name="T1">czyni nas </text:span><text:span text:style-name="T1">bielszym od śniegu,</text:span><text:span text:style-name="T1"><text:line-break/></text:span><text:span text:style-name="T1">Ta Krew</text:span><text:span text:style-name="T1"><text:line-break/></text:span><text:span text:style-name="T1">z grzechu obmywa nas,</text:span><text:span text:style-name="T1"><text:line-break/></text:span><text:span text:style-name="T1">To jest</text:span><text:span text:style-name="T1"><text:line-break/></text:span><text:span text:style-name="T1">Baranka Święta Krew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go Krew,</text:span><text:span text:style-name="T1"><text:line-break/></text:span><text:span text:style-name="T1">Święta Krew. /x2</text:span><text:span text:style-name="T1"><text:line-break/></text:span><text:span text:style-name="T1">Z Golgo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8T22:54:35</meta:creation-date>
    <dc:creator>Rafał Talacha</dc:creator>
    <dc:date>2009-02-01T12:28:57</dc:date>
    <dc:language>pl-PL</dc:language>
    <meta:editing-cycles>6</meta:editing-cycles>
    <meta:editing-duration>PT3M1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